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b3cc" officeooo:paragraph-rsid="001eb3cc"/>
    </style:style>
    <style:style style:name="P2" style:family="paragraph" style:parent-style-name="Standard">
      <style:text-properties officeooo:rsid="00201904" officeooo:paragraph-rsid="00201904"/>
    </style:style>
    <style:style style:name="T1" style:family="text">
      <style:text-properties officeooo:rsid="002019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Nesse capítulo, ensina sobre comments na página explica sobre o triple-quoted strings e que alguns programadores dizem que eu não devo usar esse triple-quoted strings como comments. Mas, o livro não vê nenhum problema em usar esse triple-quoted strings. Não consigo entender o problema de usar um ou outro.</text:p>
      <text:p text:style-name="P1"/>
      <text:p text:style-name="P1">- <text:span text:style-name="T1">Escrevi o programa,mas, na hora de testar o programa que escrevi diz que eu preciso salvar antes de testar. Não sei por que não está salvando e não consigo ver o resultado do que eu escrevi. Então vou colocar logo abaixo e deixar sem testar.</text:span></text:p>
      <text:p text:style-name="P1"/>
      <text:p text:style-name="P2"># This is a comment in a Python program</text:p>
      <text:p text:style-name="P2">print 'This is not a comment'</text:p>
      <text:p text:style-name="P2"/>
      <text:p text:style-name="P2">area = length * width # Calcule the area of the rectangle</text:p>
      <text:p text:style-name="P2"/>
      <text:p text:style-name="P2"># ***************</text:p>
      <text:p text:style-name="P2"># This is a program to illustrate how comments are used in Python</text:p>
      <text:p text:style-name="P2"># The row of stars is used to visually separate the comments</text:p>
      <text:p text:style-name="P2"># from the rest of the code</text:p>
      <text:p text:style-name="P2"># ***************</text:p>
      <text:p text:style-name="P2"/>
      <text:p text:style-name="P2">""" Here is a comment that is on multiple</text:p>
      <text:p text:style-name="P2">lines, using a triple-quoted string.</text:p>
      <text:p text:style-name="P2">It's not really a comment, but it</text:p>
      <text:p text:style-name="P2">behaves like one.</text:p>
      <text:p text:style-name="P2">"""</text:p>
      <text:p text:style-name="P2"/>
      <text:p text:style-name="P2">#print "Hello"</text:p>
      <text:p text:style-name="P2">print "World"</text:p>
      <text:p text:style-name="P2"/>
      <text:p text:style-name="P2">print "Try it out"</text:p>
      <text:p text:style-name="P2"/>
      <text:p text:style-name="P2">long_string = '''Volte ao programa de conversão de temperatura (do "Try it out"</text:p>
      <text:p text:style-name="P2">seção no terceiro capítulo e adicione alguns comments. Repita o programa para ver</text:p>
      <text:p text:style-name="P2">que funcionará do mesmo jeito.'''</text:p>
      <text:p text:style-name="P2"/>
      <text:p text:style-name="P2">long_string = '''Escreva um programa para converter temperatura de Fahrenheit</text:p>
      <text:p text:style-name="P2">para Celsius. A fórmula que é: c = 5/9*(F-32).'''</text:p>
      <text:p text:style-name="P2"/>
      <text:p text:style-name="P2">print long_string</text:p>
      <text:p text:style-name="P2"/>
      <text:p text:style-name="P2">a = 41</text:p>
      <text:p text:style-name="P2">b = 32</text:p>
      <text:p text:style-name="P2">c = 1.8</text:p>
      <text:p text:style-name="P2">print a - b / 1.8</text:p>
      <text:p text:style-name="P2">a = 5</text:p>
      <text:p text:style-name="P2">b = 1.8</text:p>
      <text:p text:style-name="P2">c = 32</text:p>
      <text:p text:style-name="P2">print a * b + c</text:p>
      <text:p text:style-name="P2"/>
      <text:p text:style-name="P2"># ***************</text:p>
      <text:p text:style-name="P2"># esse terceiro capítulo está incompleto porque falta eu terminar o Try it out.</text:p>
      <text:p text:style-name="P2"># Que eu não fiz porque preciso revisar algumas matérias para conseguir fazer</text:p>
      <text:p text:style-name="P2"><text:soft-page-break/># esse exercício.</text:p>
      <text:p text:style-name="P2"># ************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7:38:52.968441909</meta:creation-date>
    <dc:date>2017-11-13T18:02:41.697243253</dc:date>
    <meta:editing-duration>PT19M2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37" meta:word-count="308" meta:character-count="1649" meta:non-whitespace-character-count="1378"/>
  </office:meta>
</office:document-meta>
</file>